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A00000174C3BAD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508cm" draw:marker-end-width="0.508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44cm" svg:height="1.909cm" svg:x="6.462cm" svg:y="7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44cm" svg:height="1.909cm" svg:x="11.362cm" svg:y="7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8.356cm" svg:x2="11.362cm" svg:y2="8.356cm" draw:start-shape="id1" draw:start-glue-point="1" draw:end-shape="id2" draw:end-glue-point="3" svg:d="M8706 8356h2656" svg:viewBox="0 0 2657 1">
          <text:p/>
        </draw:connector>
        <draw:custom-shape draw:style-name="gr2" draw:text-style-name="P1" xml:id="id3" draw:id="id3" draw:layer="layout" svg:width="2.244cm" svg:height="1.909cm" svg:x="6.4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44cm" svg:height="1.909cm" svg:x="11.3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9.311cm" svg:x2="7.584cm" svg:y2="11.402cm" draw:start-shape="id1" draw:start-glue-point="2" draw:end-shape="id3" draw:end-glue-point="0" svg:d="M7584 9311v2091" svg:viewBox="0 0 1 2092">
          <text:p/>
        </draw:connector>
        <draw:connector draw:style-name="gr4" draw:text-style-name="P1" draw:layer="layout" svg:x1="8.706cm" svg:y1="12.356cm" svg:x2="11.362cm" svg:y2="12.356cm" draw:start-shape="id3" draw:start-glue-point="1" draw:end-shape="id4" draw:end-glue-point="3" svg:d="M8706 12356h2656" svg:viewBox="0 0 2657 1">
          <text:p/>
        </draw:connector>
        <draw:custom-shape draw:style-name="gr1" draw:text-style-name="P1" xml:id="id5" draw:id="id5" draw:layer="layout" svg:width="2.244cm" svg:height="1.909cm" svg:x="6.462cm" svg:y="15.5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13.311cm" svg:x2="7.584cm" svg:y2="15.502cm" draw:start-shape="id3" draw:start-glue-point="2" draw:end-shape="id5" draw:end-glue-point="0" svg:d="M7584 13311v2191" svg:viewBox="0 0 1 2192">
          <text:p/>
        </draw:connector>
        <draw:custom-shape draw:style-name="gr2" draw:text-style-name="P1" xml:id="id6" draw:id="id6" draw:layer="layout" svg:width="2.244cm" svg:height="1.909cm" svg:x="15.9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44cm" svg:height="1.909cm" svg:x="15.971cm" svg:y="3.58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7.402cm" svg:x2="17.093cm" svg:y2="5.493cm" draw:start-shape="id6" draw:start-glue-point="0" draw:end-shape="id7" draw:end-glue-point="2" svg:d="M17084 7402v-955h9v-954" svg:viewBox="0 0 10 1910">
          <text:p/>
        </draw:connector>
        <draw:custom-shape draw:style-name="gr1" draw:text-style-name="P1" xml:id="id8" draw:id="id8" draw:layer="layout" svg:width="2.244cm" svg:height="1.909cm" svg:x="15.962cm" svg:y="11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44cm" svg:height="1.909cm" svg:x="20.8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9.311cm" svg:x2="17.084cm" svg:y2="11.402cm" draw:start-shape="id6" draw:start-glue-point="2" draw:end-shape="id8" draw:end-glue-point="0" svg:d="M17084 9311v2091" svg:viewBox="0 0 1 2092">
          <text:p/>
        </draw:connector>
        <draw:connector draw:style-name="gr4" draw:text-style-name="P1" draw:layer="layout" svg:x1="18.206cm" svg:y1="12.356cm" svg:x2="20.862cm" svg:y2="12.356cm" draw:start-shape="id8" draw:start-glue-point="1" draw:end-shape="id9" draw:end-glue-point="3" svg:d="M18206 12356h2656" svg:viewBox="0 0 2657 1">
          <text:p/>
        </draw:connector>
        <draw:custom-shape draw:style-name="gr2" draw:text-style-name="P1" xml:id="id10" draw:id="id10" draw:layer="layout" svg:width="2.244cm" svg:height="1.909cm" svg:x="15.954cm" svg:y="15.50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13.311cm" svg:x2="17.076cm" svg:y2="15.503cm" draw:start-shape="id8" draw:start-glue-point="2" draw:end-shape="id10" draw:end-glue-point="0" svg:d="M17084 13311v1095h-8v1097" svg:viewBox="0 0 9 2193">
          <text:p/>
        </draw:connector>
        <draw:custom-shape draw:style-name="gr1" draw:text-style-name="P1" xml:id="id11" draw:id="id11" draw:layer="layout" svg:width="2.244cm" svg:height="1.909cm" svg:x="6.46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244cm" svg:height="1.909cm" svg:x="10.773cm" svg:y="2.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3.556cm" svg:x2="10.773cm" svg:y2="3.554cm" draw:start-shape="id11" draw:start-glue-point="1" draw:end-shape="id12" draw:end-glue-point="3" svg:d="M8706 3556h1034v-2h1033" svg:viewBox="0 0 2068 3">
          <text:p/>
        </draw:connector>
        <draw:custom-shape draw:style-name="gr2" draw:text-style-name="P1" xml:id="id13" draw:id="id13" draw:layer="layout" svg:width="2.244cm" svg:height="1.909cm" svg:x="2.162cm" svg:y="2.6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16.456cm" svg:x2="15.954cm" svg:y2="16.457cm" draw:start-shape="id5" draw:start-glue-point="1" draw:end-shape="id10" draw:end-glue-point="3" svg:d="M8706 16456h3624v1h3624" svg:viewBox="0 0 7249 2">
          <text:p/>
        </draw:connector>
        <draw:connector draw:style-name="gr4" draw:text-style-name="P1" draw:layer="layout" svg:x1="4.406cm" svg:y1="3.556cm" svg:x2="6.462cm" svg:y2="3.556cm" draw:start-shape="id13" draw:start-glue-point="1" draw:end-shape="id11" draw:end-glue-point="3" svg:d="M4406 3556h2056" svg:viewBox="0 0 2057 1">
          <text:p/>
        </draw:connector>
        <draw:frame draw:style-name="gr5" draw:text-style-name="P1" draw:layer="layout" svg:width="1.507cm" svg:height="1.827cm" svg:x="6.852cm" svg:y="2.677cm">
          <draw:image xlink:href="Pictures/100002010000010A00000174C3BADB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21:51:51.934848344</meta:creation-date>
    <dc:date>2016-09-09T11:18:52.408209411</dc:date>
    <dc:creator>elucterio </dc:creator>
    <meta:editing-duration>PT4M46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